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383cm"/>
    </style:style>
    <style:style style:name="Tabla1.B" style:family="table-column">
      <style:table-column-properties style:column-width="13.617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B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B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Preformatted_20_Text" style:list-style-name="L4">
      <style:paragraph-properties fo:margin-left="0cm" fo:margin-right="0cm" fo:margin-top="0cm" fo:margin-bottom="0.499cm" style:contextual-spacing="false" fo:text-indent="0cm" style:auto-text-indent="false" fo:padding="0.049cm" fo:border="0.06pt solid #d9d9e3"/>
    </style:style>
    <style:style style:name="P2" style:family="paragraph" style:parent-style-name="Preformatted_20_Text" style:list-style-name="L4">
      <style:paragraph-properties fo:margin-left="0cm" fo:margin-right="0cm" fo:text-indent="0cm" style:auto-text-indent="false" fo:padding="0.049cm" fo:border="0.06pt solid #d9d9e3"/>
    </style:style>
    <style:style style:name="P3" style:family="paragraph" style:parent-style-name="Preformatted_20_Text" style:list-style-name="L4">
      <style:paragraph-properties fo:margin-left="0cm" fo:margin-right="0cm" fo:text-indent="0cm" style:auto-text-indent="false" fo:padding="0.049cm" fo:border="0.06pt solid #d9d9e3"/>
      <style:text-properties loext:padding="0.049cm" loext:border="0.06pt solid #d9d9e3"/>
    </style:style>
    <style:style style:name="P4" style:family="paragraph" style:parent-style-name="Preformatted_20_Text" style:list-style-name="L5">
      <style:paragraph-properties fo:margin-left="0cm" fo:margin-right="0cm" fo:text-indent="0cm" style:auto-text-indent="false" fo:padding="0.049cm" fo:border="0.06pt solid #d9d9e3"/>
      <style:text-properties loext:padding="0.049cm" loext:border="0.06pt solid #d9d9e3"/>
    </style:style>
    <style:style style:name="P5"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6" style:family="paragraph" style:parent-style-name="Preformatted_20_Text" style:list-style-name="L5">
      <style:paragraph-properties fo:margin-left="0cm" fo:margin-right="0cm" fo:margin-top="0cm" fo:margin-bottom="0.499cm" style:contextual-spacing="false" fo:text-indent="0cm" style:auto-text-indent="false" fo:padding="0.049cm" fo:border="0.06pt solid #d9d9e3"/>
    </style:style>
    <style:style style:name="P7"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8" style:family="paragraph" style:parent-style-name="Preformatted_20_Text">
      <style:paragraph-properties fo:margin-left="0cm" fo:margin-right="0cm" fo:text-indent="0cm" style:auto-text-indent="false" fo:padding="0.049cm" fo:border="0.06pt solid #d9d9e3"/>
    </style:style>
    <style:style style:name="P9" style:family="paragraph" style:parent-style-name="Preformatted_20_Text">
      <style:paragraph-properties fo:margin-top="0cm" fo:margin-bottom="0.499cm" style:contextual-spacing="false" fo:padding="0.049cm" fo:border="0.06pt solid #d9d9e3"/>
    </style:style>
    <style:style style:name="P10" style:family="paragraph" style:parent-style-name="Preformatted_20_Text">
      <style:paragraph-properties fo:padding="0.049cm" fo:border="0.06pt solid #d9d9e3"/>
    </style:style>
    <style:style style:name="P11" style:family="paragraph" style:parent-style-name="Standard">
      <style:text-properties officeooo:rsid="00166df2" officeooo:paragraph-rsid="00166df2"/>
    </style:style>
    <style:style style:name="P12" style:family="paragraph" style:parent-style-name="Standard">
      <style:paragraph-properties fo:break-before="page"/>
      <style:text-properties officeooo:rsid="00166df2" officeooo:paragraph-rsid="00166df2"/>
    </style:style>
    <style:style style:name="P13" style:family="paragraph" style:parent-style-name="Standard">
      <style:text-properties officeooo:rsid="00166df2" officeooo:paragraph-rsid="00166df2" loext:padding="0.049cm" loext:border="0.06pt solid #d9d9e3"/>
    </style:style>
    <style:style style:name="P14"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15" style:family="paragraph" style:parent-style-name="Table_20_Contents">
      <style:paragraph-properties fo:margin-left="0cm" fo:margin-right="0cm" fo:text-indent="0cm" style:auto-text-indent="false"/>
    </style:style>
    <style:style style:name="P16" style:family="paragraph" style:parent-style-name="Table_20_Heading">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fo:padding="0.049cm" fo:border="0.06pt solid #d9d9e3"/>
    </style:style>
    <style:style style:name="P18" style:family="paragraph" style:parent-style-name="Text_20_body">
      <style:paragraph-properties fo:margin-left="0cm" fo:margin-right="0cm" fo:margin-top="0cm" fo:margin-bottom="0cm" style:contextual-spacing="false" fo:text-indent="0cm" style:auto-text-indent="false"/>
    </style:style>
    <style:style style:name="P19" style:family="paragraph" style:parent-style-name="Text_20_body">
      <style:paragraph-properties fo:margin-left="0cm" fo:margin-right="0cm" fo:text-indent="0cm" style:auto-text-indent="false"/>
      <style:text-properties loext:padding="0.049cm" loext:border="0.06pt solid #d9d9e3"/>
    </style:style>
    <style:style style:name="P20"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1"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22" style:family="paragraph" style:parent-style-name="Text_20_body" style:list-style-name="L1">
      <style:paragraph-properties fo:margin-left="0cm" fo:margin-right="0cm" fo:text-indent="0cm" style:auto-text-indent="false" fo:padding="0.049cm" fo:border="0.06pt solid #d9d9e3"/>
    </style:style>
    <style:style style:name="P23" style:family="paragraph" style:parent-style-name="Text_20_body" style:list-style-name="L2">
      <style:paragraph-properties fo:margin-left="0cm" fo:margin-right="0cm" fo:text-indent="0cm" style:auto-text-indent="false" fo:padding="0.049cm" fo:border="0.06pt solid #d9d9e3"/>
    </style:style>
    <style:style style:name="P24" style:family="paragraph" style:parent-style-name="Text_20_body" style:list-style-name="L3">
      <style:paragraph-properties fo:margin-left="0cm" fo:margin-right="0cm" fo:text-indent="0cm" style:auto-text-indent="false" fo:padding="0.049cm" fo:border="0.06pt solid #d9d9e3"/>
    </style:style>
    <style:style style:name="P25" style:family="paragraph" style:parent-style-name="Text_20_body" style:list-style-name="L4">
      <style:paragraph-properties fo:margin-left="0cm" fo:margin-right="0cm" fo:text-indent="0cm" style:auto-text-indent="false" fo:padding="0.049cm" fo:border="0.06pt solid #d9d9e3"/>
    </style:style>
    <style:style style:name="P26" style:family="paragraph" style:parent-style-name="Text_20_body" style:list-style-name="L5">
      <style:paragraph-properties fo:margin-left="0cm" fo:margin-right="0cm" fo:text-indent="0cm" style:auto-text-indent="false" fo:padding="0.049cm" fo:border="0.06pt solid #d9d9e3"/>
    </style:style>
    <style:style style:name="P27" style:family="paragraph" style:parent-style-name="Text_20_body" style:list-style-name="L6">
      <style:paragraph-properties fo:margin-left="0cm" fo:margin-right="0cm" fo:text-indent="0cm" style:auto-text-indent="false" fo:padding="0.049cm" fo:border="0.06pt solid #d9d9e3"/>
    </style:style>
    <style:style style:name="P28" style:family="paragraph" style:parent-style-name="Text_20_body">
      <style:paragraph-properties fo:margin-left="0cm" fo:margin-right="0cm" fo:text-indent="0cm" style:auto-text-indent="false"/>
      <style:text-properties officeooo:rsid="00166df2" officeooo:paragraph-rsid="00166df2" loext:padding="0.049cm" loext:border="0.06pt solid #d9d9e3"/>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2 <text:line-break/> SECURIZACIÓN DEL HOST</text:p>
      <text:p text:style-name="P11"/>
      <text:h text:style-name="Heading_20_1" text:outline-level="1">SUDO</text:h>
      <text:p text:style-name="P13">Qué es sudo? explica su arquitectura de funcionamiento, define los ficheros implicados y realiza un listado en formato tabla con las opciones más habituales y una descripción</text:p>
      <text:p text:style-name="P14">ChatGPT</text:p>
      <text:p text:style-name="P17"><text:span text:style-name="Source_20_Text"><text:span text:style-name="T1">sudo</text:span></text:span><text:span text:style-name="T1"> es un comando utilizado en sistemas operativos tipo Unix, como Linux, para permitir a usuarios autorizados ejecutar programas con los privilegios de seguridad de otro usuario, generalmente el superusuario o "root". El nombre "sudo" proviene del término "superuser do". El uso de </text:span><text:span text:style-name="Source_20_Text"><text:span text:style-name="T1">sudo</text:span></text:span><text:span text:style-name="T1"> ayuda a mejorar la seguridad del sistema, ya que permite realizar tareas administrativas sin tener que iniciar sesión como el usuario root de forma permanente.</text:span></text:p>
      <text:p text:style-name="P20">Arquitectura de funcionamiento:</text:p>
      <text:list text:style-name="L1">
        <text:list-item>
          <text:p text:style-name="P22"><text:span text:style-name="Strong_20_Emphasis"><text:span text:style-name="T1">Configuración del archivo sudoers</text:span></text:span><text:span text:style-name="T1">: La configuración de </text:span><text:span text:style-name="Source_20_Text"><text:span text:style-name="T1">sudo</text:span></text:span><text:span text:style-name="T1"> se define en el archivo </text:span><text:span text:style-name="Source_20_Text"><text:span text:style-name="T1">/etc/sudoers</text:span></text:span><text:span text:style-name="T1"> o en archivos ubicados en el directorio </text:span><text:span text:style-name="Source_20_Text"><text:span text:style-name="T1">/etc/sudoers.d/</text:span></text:span><text:span text:style-name="T1">. Este archivo especifica qué usuarios o grupos pueden ejecutar qué comandos con privilegios elevados y bajo qué condiciones.</text:span></text:p>
        </text:list-item>
        <text:list-item>
          <text:p text:style-name="P22"><text:span text:style-name="Strong_20_Emphasis"><text:span text:style-name="T1">Comando </text:span></text:span><text:span text:style-name="Strong_20_Emphasis"><text:span text:style-name="Source_20_Text"><text:span text:style-name="T1">sudo</text:span></text:span></text:span><text:span text:style-name="T1">: Un usuario autorizado ejecuta un comando precedido por </text:span><text:span text:style-name="Source_20_Text"><text:span text:style-name="T1">sudo</text:span></text:span><text:span text:style-name="T1"> en la línea de comandos. Por ejemplo, </text:span><text:span text:style-name="Source_20_Text"><text:span text:style-name="T1">sudo ls</text:span></text:span><text:span text:style-name="T1"> ejecutará el comando </text:span><text:span text:style-name="Source_20_Text"><text:span text:style-name="T1">ls</text:span></text:span><text:span text:style-name="T1"> con privilegios elevados.</text:span></text:p>
        </text:list-item>
        <text:list-item>
          <text:p text:style-name="P22"><text:span text:style-name="Strong_20_Emphasis"><text:span text:style-name="T1">Autenticación del usuario</text:span></text:span><text:span text:style-name="T1">: Antes de ejecutar el comando, </text:span><text:span text:style-name="Source_20_Text"><text:span text:style-name="T1">sudo</text:span></text:span><text:span text:style-name="T1"> solicita la contraseña del usuario para verificar su identidad. Una vez autenticado correctamente, el sistema permite la ejecución del comando solicitado.</text:span></text:p>
        </text:list-item>
        <text:list-item>
          <text:p text:style-name="P22"><text:span text:style-name="Strong_20_Emphasis"><text:span text:style-name="T1">Registro de actividades (log)</text:span></text:span><text:span text:style-name="T1">: Las acciones realizadas con </text:span><text:span text:style-name="Source_20_Text"><text:span text:style-name="T1">sudo</text:span></text:span><text:span text:style-name="T1"> se registran en el archivo </text:span><text:span text:style-name="Source_20_Text"><text:span text:style-name="T1">/var/log/auth.log</text:span></text:span><text:span text:style-name="T1"> o en otro archivo definido en la configuración. Esto es útil para auditar y rastrear las actividades realizadas con privilegios elevados.</text:span></text:p>
        </text:list-item>
      </text:list>
      <text:p text:style-name="P20">Ficheros implicados:</text:p>
      <text:list text:style-name="L2">
        <text:list-item>
          <text:p text:style-name="P23"><text:span text:style-name="Source_20_Text"><text:span text:style-name="T1">/etc/sudoers</text:span></text:span><text:span text:style-name="T1"> y archivos en </text:span><text:span text:style-name="Source_20_Text"><text:span text:style-name="T1">/etc/sudoers.d/</text:span></text:span><text:span text:style-name="T1">: Contienen la configuración de </text:span><text:span text:style-name="Source_20_Text"><text:span text:style-name="T1">sudo</text:span></text:span><text:span text:style-name="T1">. Se deben editar con precaución, preferiblemente utilizando el comando </text:span><text:span text:style-name="Source_20_Text"><text:span text:style-name="T1">visudo</text:span></text:span><text:span text:style-name="T1"> para evitar problemas de sintaxis.</text:span></text:p>
        </text:list-item>
      </text:list>
      <text:p text:style-name="P17"><text:span text:style-name="T1">Opciones habituales de </text:span><text:span text:style-name="Source_20_Text"><text:span text:style-name="T1">sudo</text:span></text:span><text:span text:style-name="T1">:</text:span></text:p>
      <table:table table:name="Tabla1" table:style-name="Tabla1">
        <table:table-column table:style-name="Tabla1.A"/>
        <table:table-column table:style-name="Tabla1.B"/>
        <table:table-header-rows>
          <text:soft-page-break/>
          <table:table-row>
            <table:table-cell table:style-name="Tabla1.A1" office:value-type="string">
              <text:p text:style-name="P16">Opción</text:p>
            </table:table-cell>
            <table:table-cell table:style-name="Tabla1.B1" office:value-type="string">
              <text:p text:style-name="P16">Descripción</text:p>
            </table:table-cell>
          </table:table-row>
        </table:table-header-rows>
        <table:table-row>
          <table:table-cell table:style-name="Tabla1.A2" office:value-type="string">
            <text:p text:style-name="P15"><text:span text:style-name="Source_20_Text"><text:span text:style-name="T1">-u, --user</text:span></text:span></text:p>
          </table:table-cell>
          <table:table-cell table:style-name="Tabla1.B2" office:value-type="string">
            <text:p text:style-name="P15">Especifica el nombre de usuario con cuyos privilegios se debe ejecutar el comando.</text:p>
          </table:table-cell>
        </table:table-row>
        <table:table-row>
          <table:table-cell table:style-name="Tabla1.A2" office:value-type="string">
            <text:p text:style-name="P15"><text:span text:style-name="Source_20_Text"><text:span text:style-name="T1">-g, --group</text:span></text:span></text:p>
          </table:table-cell>
          <table:table-cell table:style-name="Tabla1.B2" office:value-type="string">
            <text:p text:style-name="P15">Especifica el nombre del grupo con cuyos privilegios se debe ejecutar el comando.</text:p>
          </table:table-cell>
        </table:table-row>
        <table:table-row>
          <table:table-cell table:style-name="Tabla1.A2" office:value-type="string">
            <text:p text:style-name="P15"><text:span text:style-name="Source_20_Text"><text:span text:style-name="T1">-l, --list</text:span></text:span></text:p>
          </table:table-cell>
          <table:table-cell table:style-name="Tabla1.B2" office:value-type="string">
            <text:p text:style-name="P15">Muestra los permisos del usuario actual o de otro usuario si se especifica con <text:span text:style-name="Source_20_Text"><text:span text:style-name="T1">-u</text:span></text:span>.</text:p>
          </table:table-cell>
        </table:table-row>
        <table:table-row>
          <table:table-cell table:style-name="Tabla1.A2" office:value-type="string">
            <text:p text:style-name="P15"><text:span text:style-name="Source_20_Text"><text:span text:style-name="T1">-v, --version</text:span></text:span></text:p>
          </table:table-cell>
          <table:table-cell table:style-name="Tabla1.B2" office:value-type="string">
            <text:p text:style-name="P15">Muestra la versión de <text:span text:style-name="Source_20_Text"><text:span text:style-name="T1">sudo</text:span></text:span>.</text:p>
          </table:table-cell>
        </table:table-row>
        <table:table-row>
          <table:table-cell table:style-name="Tabla1.A2" office:value-type="string">
            <text:p text:style-name="P15"><text:span text:style-name="Source_20_Text"><text:span text:style-name="T1">-h, --help</text:span></text:span></text:p>
          </table:table-cell>
          <table:table-cell table:style-name="Tabla1.B2" office:value-type="string">
            <text:p text:style-name="P15">Muestra la ayuda y la información sobre las opciones de <text:span text:style-name="Source_20_Text"><text:span text:style-name="T1">sudo</text:span></text:span>.</text:p>
          </table:table-cell>
        </table:table-row>
      </table:table>
      <text:p text:style-name="P17"><text:span text:style-name="T1">Estas son solo algunas opciones comunes; </text:span><text:span text:style-name="Source_20_Text"><text:span text:style-name="T1">sudo</text:span></text:span><text:span text:style-name="T1"> tiene muchas más opciones avanzadas y flexibles que se pueden adaptar según las necesidades del sistema y del administrador. La información exacta sobre las opciones puede variar según la distribución de Linux y la versión de </text:span><text:span text:style-name="Source_20_Text"><text:span text:style-name="T1">sudo</text:span></text:span><text:span text:style-name="T1">.</text:span></text:p>
      <text:p text:style-name="P21"/>
      <text:p text:style-name="P17"><text:span text:style-name="Source_20_Text"><text:span text:style-name="T1">sudo su</text:span></text:span><text:span text:style-name="T1"> es un comando utilizado en sistemas operativos basados en Unix, como Linux, para adquirir temporariamente los privilegios del superusuario (root) dentro de una sesión de usuario. Aquí te explico cada parte del comando:</text:span></text:p>
      <text:list text:style-name="L3">
        <text:list-item>
          <text:p text:style-name="P24"><text:span text:style-name="Strong_20_Emphasis"><text:span text:style-name="Source_20_Text"><text:span text:style-name="T1">sudo</text:span></text:span></text:span><text:span text:style-name="T1">: Como se mencionó anteriormente, </text:span><text:span text:style-name="Source_20_Text"><text:span text:style-name="T1">sudo</text:span></text:span><text:span text:style-name="T1"> permite a un usuario ejecutar comandos con los privilegios de otro usuario, generalmente el superusuario. Se utiliza para realizar tareas administrativas sin tener que iniciar sesión como el usuario root.</text:span></text:p>
        </text:list-item>
        <text:list-item>
          <text:p text:style-name="P24"><text:span text:style-name="Strong_20_Emphasis"><text:span text:style-name="Source_20_Text"><text:span text:style-name="T1">su</text:span></text:span></text:span><text:span text:style-name="T1">: Es el comando que se utiliza para cambiar de usuario. Cuando se ejecuta sin argumentos, </text:span><text:span text:style-name="Source_20_Text"><text:span text:style-name="T1">su</text:span></text:span><text:span text:style-name="T1"> solicita la contraseña del usuario al que se desea cambiar. Sin embargo, al combinarlo con </text:span><text:span text:style-name="Source_20_Text"><text:span text:style-name="T1">sudo</text:span></text:span><text:span text:style-name="T1">, se está solicitando cambiar a root con los privilegios adquiridos a través de </text:span><text:span text:style-name="Source_20_Text"><text:span text:style-name="T1">sudo</text:span></text:span><text:span text:style-name="T1">.</text:span></text:p>
        </text:list-item>
      </text:list>
      <text:p text:style-name="P20"><text:span text:style-name="Strong_20_Emphasis"><text:span text:style-name="T1"/></text:span></text:p>
      <text:p text:style-name="P21"/>
      <text:p text:style-name="P28">ALIAS</text:p>
      <text:p text:style-name="P17"><text:span text:style-name="T1">En el contexto de </text:span><text:span text:style-name="Source_20_Text"><text:span text:style-name="T1">sudo</text:span></text:span><text:span text:style-name="T1"> en sistemas Unix y Linux, un "alias" se refiere a la capacidad de definir atajos o abreviaturas para comandos específicos. Los alias en </text:span><text:span text:style-name="Source_20_Text"><text:span text:style-name="T1">sudo</text:span></text:span><text:span text:style-name="T1"> son configuraciones que permiten a los usuarios ejecutar comandos con ciertos parámetros o privilegios sin tener que escribir el comando completo cada vez. Estos son especialmente útiles para simplificar tareas repetitivas y reducir la probabilidad de errores.</text:span></text:p>
      <text:p text:style-name="P17"><text:span text:style-name="T1">Hay dos tipos principales de alias en </text:span><text:span text:style-name="Source_20_Text"><text:span text:style-name="T1">sudo</text:span></text:span><text:span text:style-name="T1">:</text:span></text:p>
      <text:list text:style-name="L5">
        <text:list-item>
          <text:p text:style-name="P26"><text:soft-page-break/><text:span text:style-name="Strong_20_Emphasis"><text:span text:style-name="T1">Alias de Usuario (User Alias):</text:span></text:span><text:span text:style-name="T1"> Estos alias se utilizan para agrupar usuarios y facilitar la asignación de privilegios a ese grupo de usuarios. Pueden incluir nombres de usuario individuales o grupos de usuarios. Por ejemplo:</text:span></text:p>
          <text:p text:style-name="P4"/>
          <text:p text:style-name="P6"><text:span text:style-name="Source_20_Text"><text:span text:style-name="T1">User_Alias ADMINS = user1, user2, %admin_group</text:span></text:span></text:p>
          <text:p text:style-name="P26"><text:span text:style-name="T1">Con esta configuración, el alias </text:span><text:span text:style-name="Source_20_Text"><text:span text:style-name="T1">ADMINS</text:span></text:span><text:span text:style-name="T1"> incluye los usuarios </text:span><text:span text:style-name="Source_20_Text"><text:span text:style-name="T1">user1</text:span></text:span><text:span text:style-name="T1"> y </text:span><text:span text:style-name="Source_20_Text"><text:span text:style-name="T1">user2</text:span></text:span><text:span text:style-name="T1">, así como todos los usuarios pertenecientes al grupo </text:span><text:span text:style-name="Source_20_Text"><text:span text:style-name="T1">admin_group</text:span></text:span><text:span text:style-name="T1">.</text:span></text:p>
        </text:list-item>
        <text:list-item>
          <text:p text:style-name="P26"><text:span text:style-name="Strong_20_Emphasis"><text:span text:style-name="T1">Alias de Host (Host Alias):</text:span></text:span><text:span text:style-name="T1"> Estos alias se utilizan para definir grupos de sistemas (hosts) y simplificar la asignación de privilegios para esos sistemas. Pueden incluir direcciones IP, nombres de host o patrones. Por ejemplo:</text:span></text:p>
          <text:p text:style-name="P4"/>
          <text:p text:style-name="P6"><text:span text:style-name="Source_20_Text"><text:span text:style-name="T1">Host_Alias SERVERS = 192.168.1.10, server1, *.example.com</text:span></text:span></text:p>
          <text:p text:style-name="P26"><text:span text:style-name="T1">Con esta configuración, el alias </text:span><text:span text:style-name="Source_20_Text"><text:span text:style-name="T1">SERVERS</text:span></text:span><text:span text:style-name="T1"> incluye la dirección IP </text:span><text:span text:style-name="Source_20_Text"><text:span text:style-name="T1">192.168.1.10</text:span></text:span><text:span text:style-name="T1">, el nombre de host </text:span><text:span text:style-name="Source_20_Text"><text:span text:style-name="T1">server1</text:span></text:span><text:span text:style-name="T1">, y todos los sistemas cuyos nombres de host coincidan con el patrón </text:span><text:span text:style-name="Source_20_Text"><text:span text:style-name="T1">*.example.com</text:span></text:span><text:span text:style-name="T1">.</text:span></text:p>
        </text:list-item>
      </text:list>
      <text:p text:style-name="P17"><text:span text:style-name="T1">Estos alias se pueden utilizar en la configuración del archivo </text:span><text:span text:style-name="Source_20_Text"><text:span text:style-name="T1">/etc/sudoers</text:span></text:span><text:span text:style-name="T1"> para simplificar las reglas y asignar privilegios de manera más eficiente. Aquí hay un ejemplo de cómo se pueden usar estos alias:</text:span></text:p>
      <text:p text:style-name="P5"/>
      <text:p text:style-name="P7"><text:span text:style-name="Source_20_Text"><text:span text:style-name="T1">ADMINS ALL=(ALL:ALL) ALL</text:span></text:span></text:p>
      <text:p text:style-name="P17"><text:span text:style-name="T1">Esta regla permite a los usuarios del grupo </text:span><text:span text:style-name="Source_20_Text"><text:span text:style-name="T1">ADMINS</text:span></text:span><text:span text:style-name="T1"> ejecutar cualquier comando en cualquier host con todos los privilegios.</text:span></text:p>
      <text:p text:style-name="P17"><text:span text:style-name="T1">El uso de alias en </text:span><text:span text:style-name="Source_20_Text"><text:span text:style-name="T1">sudo</text:span></text:span><text:span text:style-name="T1"> ayuda a hacer las reglas más legibles, mantenibles y flexibles, especialmente en entornos donde hay múltiples usuarios, sistemas y tareas administrativas. Facilitan la gestión de privilegios y la configuración del sistema, al tiempo que reducen la probabilidad de errores en la configuración de </text:span><text:span text:style-name="Source_20_Text"><text:span text:style-name="T1">sudo</text:span></text:span><text:span text:style-name="T1">.</text:span></text:p>
      <text:p text:style-name="P18"><text:span text:style-name="T1"/></text:p>
      <text:p text:style-name="P17"><text:span text:style-name="T1">Supongamos que quieres permitir a un usuario llamado </text:span><text:span text:style-name="Source_20_Text"><text:span text:style-name="T1">user1</text:span></text:span><text:span text:style-name="T1"> ejecutar el comando </text:span><text:span text:style-name="Source_20_Text"><text:span text:style-name="T1">shutdown</text:span></text:span><text:span text:style-name="T1"> con algunas restricciones. También quieres negarle el acceso a ejecutar cualquier comando relacionado con la gestión de usuarios.</text:span></text:p>
      <text:p text:style-name="P5"/>
      <text:p text:style-name="P8"><text:span text:style-name="Source_20_Text"><text:span text:style-name="T1"># Contenido del archivo /etc/sudoers</text:span></text:span></text:p>
      <text:p text:style-name="P10"/>
      <text:p text:style-name="P8"><text:span text:style-name="Source_20_Text"><text:span text:style-name="T1"># Usuario user1 puede ejecutar shutdown sin ingresar contraseña</text:span></text:span></text:p>
      <text:p text:style-name="P10"><text:span text:style-name="Source_20_Text"><text:span text:style-name="T1">user1 ALL=(ALL) NOPASSWD: /sbin/shutdown</text:span></text:span></text:p>
      <text:p text:style-name="P10"/>
      <text:p text:style-name="P8"><text:soft-page-break/><text:span text:style-name="Source_20_Text"><text:span text:style-name="T1"># Restricciones para user1 en la ejecución de comandos relacionados con la gestión de usuarios</text:span></text:span></text:p>
      <text:p text:style-name="P9"><text:span text:style-name="Source_20_Text"><text:span text:style-name="T1">user1 ALL=!/usr/sbin/useradd, !/usr/sbin/userdel, !/usr/sbin/usermod</text:span></text:span></text:p>
      <text:p text:style-name="P20">En este ejemplo:</text:p>
      <text:list text:style-name="L6">
        <text:list-item>
          <text:p text:style-name="P27"><text:span text:style-name="Source_20_Text"><text:span text:style-name="T1">user1 ALL=(ALL) NOPASSWD: /sbin/shutdown</text:span></text:span><text:span text:style-name="T1">: Permite al usuario </text:span><text:span text:style-name="Source_20_Text"><text:span text:style-name="T1">user1</text:span></text:span><text:span text:style-name="T1"> ejecutar el comando </text:span><text:span text:style-name="Source_20_Text"><text:span text:style-name="T1">/sbin/shutdown</text:span></text:span><text:span text:style-name="T1"> en cualquier host sin ingresar la contraseña. </text:span><text:span text:style-name="Source_20_Text"><text:span text:style-name="T1">(ALL:ALL)</text:span></text:span><text:span text:style-name="T1"> especifica que puede ejecutarlo como cualquier usuario y en cualquier grupo.</text:span></text:p>
        </text:list-item>
        <text:list-item>
          <text:p text:style-name="P27"><text:span text:style-name="Source_20_Text"><text:span text:style-name="T1">user1 ALL=!/usr/sbin/useradd, !/usr/sbin/userdel, !/usr/sbin/usermod</text:span></text:span><text:span text:style-name="T1">: Niega a </text:span><text:span text:style-name="Source_20_Text"><text:span text:style-name="T1">user1</text:span></text:span><text:span text:style-name="T1"> la capacidad de ejecutar los comandos relacionados con la gestión de usuarios (</text:span><text:span text:style-name="Source_20_Text"><text:span text:style-name="T1">useradd</text:span></text:span><text:span text:style-name="T1">, </text:span><text:span text:style-name="Source_20_Text"><text:span text:style-name="T1">userdel</text:span></text:span><text:span text:style-name="T1">, </text:span><text:span text:style-name="Source_20_Text"><text:span text:style-name="T1">usermod</text:span></text:span><text:span text:style-name="T1">). La negación se indica con el símbolo </text:span><text:span text:style-name="Source_20_Text"><text:span text:style-name="T1">!</text:span></text:span><text:span text:style-name="T1">.</text:span></text:p>
        </text:list-item>
      </text:list>
      <text:p text:style-name="P17"><text:span text:style-name="T1">Es recomendable utilizar la herramienta </text:span><text:span text:style-name="Source_20_Text"><text:span text:style-name="T1">visudo</text:span></text:span><text:span text:style-name="T1"> para editar estos archivos de configuración y asegurarse de que la sintaxis sea correcta antes de guardar los cambios. Esto ayuda a evitar problemas de configuración que podrían dejar el sistema inaccesible. Además, al dividir la configuración en fragmentos en el directorio </text:span><text:span text:style-name="Source_20_Text"><text:span text:style-name="T1">/etc/sudoers.d/</text:span></text:span><text:span text:style-name="T1">, se puede organizar mejor la configuración y facilitar la gestión.</text:span></text:p>
      <text:p text:style-name="P11"/>
      <text:p text:style-name="P12">Ejemplo:</text:p>
      <text:p text:style-name="P11"/>
      <text:p text:style-name="P11">## ELIMINA CACHE de almacenamiento de la password</text:p>
      <text:p text:style-name="P11"/>
      <text:p text:style-name="P11">Defaults timestamp_timeout=0</text:p>
      <text:p text:style-name="P11"/>
      <text:p text:style-name="P11">## ALIAS para agrupar usuarios regulares, y que tendrán permisos administrativos.</text:p>
      <text:p text:style-name="P11">## para comprobarlo habrá que CREAR LOS USUARIOS CORRESPONDIENTES</text:p>
      <text:p text:style-name="P11">##</text:p>
      <text:p text:style-name="P11">User_Alias<text:tab/>REGUSERS = usuario01, usuario02, usuario03</text:p>
      <text:p text:style-name="P11">User_Alias<text:tab/>WEBMASTER = admin01, admin02</text:p>
      <text:p text:style-name="P11"/>
      <text:p text:style-name="P11">## ALIAS para ejecutar como otro usuario</text:p>
      <text:p text:style-name="P11">##</text:p>
      <text:p text:style-name="P11">Runas_Alias<text:tab/>SYSOP = root, operador</text:p>
      <text:p text:style-name="P11"/>
      <text:p text:style-name="P11"/>
      <text:p text:style-name="P11">## ALIAS de comandos para apapgra el sistema, administración de usuarios y administración del servidor web</text:p>
      <text:p text:style-name="P11">##</text:p>
      <text:p text:style-name="P11">Cmnd_Alias<text:tab/>SHUTDOWN = /usr/sbin/shutdown, /usr/sbin/reboot</text:p>
      <text:p text:style-name="P11">Cmnd_Alias <text:tab/>USUARIOS = /usr/sbin/useradd, /usr/sbin/userdel, /usr/sbin/usermod, /usr/sbin/groupadd, \</text:p>
      <text:p text:style-name="P11"><text:tab/><text:tab/>/usr/sbin/groupdel, /usr/sbin/groupmod</text:p>
      <text:p text:style-name="P11">Cmnd_Alias <text:tab/>WEB = /usr/bin/systemctl start apache2, /usr/bin/systemctl stop apache2, /usr/bin/systemctl reload apache2,\ </text:p>
      <text:p text:style-name="P11">/usr/bin/systemctl restart apache2, /usr/bin/systemctl status apache2, /usr/bin/systemctl enable apache2, /usr/bin/systemctl disable apache2</text:p>
      <text:p text:style-name="P11"/>
      <text:p text:style-name="P11">###PERMISOS PARA LOS USUARIOS - CREACIÓN COMO FICHEROS INDEPENDEINTES EN /etc/sudoers.d/</text:p>
      <text:p text:style-name="P11">###</text:p>
      <text:p text:style-name="P11">usuario01<text:tab/>ALL=(SYSOP)SHUTDOWN</text:p>
      <text:p text:style-name="P11">REGUSERS <text:s text:c="7"/>ALL=(root) USUARIOS </text:p>
      <text:p text:style-name="P11">WEBMASTER<text:tab/>ALL=(root)<text:tab/>NOPASSWD: WEB</text:p>
      <text:p text:style-name="P11">operador<text:tab/>ALL= /usr/bin/passwd [a-z]*, !/usr/bin/passwd root</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1-25T09:52:42.142422494</dc:date>
    <meta:editing-duration>PT35M17S</meta:editing-duration>
    <meta:editing-cycles>1</meta:editing-cycles>
    <meta:generator>LibreOffice/7.6.2.1$Linux_X86_64 LibreOffice_project/56f7684011345957bbf33a7ee678afaf4d2ba333</meta:generator>
    <meta:document-statistic meta:table-count="1" meta:image-count="0" meta:object-count="0" meta:page-count="5" meta:paragraph-count="76" meta:word-count="1159" meta:character-count="7937" meta:non-whitespace-character-count="6855"/>
  </office:meta>
</office:document-meta>
</file>